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FreeSans1" svg:font-family="FreeSans, Arial" style:font-family-generic="swiss"/>
    <style:font-face style:name="Noto Sans CJK SC Regular1" svg:font-family="'Noto Sans CJK SC Regular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imes New Roman" fo:letter-spacing="-0.004cm" fo:font-weight="normal" officeooo:rsid="00a74965" officeooo:paragraph-rsid="002bee7e" style:font-weight-asian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3.905cm"/>
        </style:tab-stops>
      </style:paragraph-properties>
      <style:text-properties style:font-name="Times New Roman" fo:letter-spacing="-0.004cm" fo:font-weight="normal" officeooo:rsid="00a74965" officeooo:paragraph-rsid="002bee7e" style:font-weight-asian="normal" style:font-name-complex="Times New Roman1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letter-spacing="-0.004cm" fo:font-weight="normal" officeooo:rsid="00a74965" officeooo:paragraph-rsid="0028d527" style:font-weight-asian="normal" style:font-name-complex="Times New Roman1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3.905cm"/>
        </style:tab-stops>
      </style:paragraph-properties>
      <style:text-properties style:font-name="Times New Roman" fo:letter-spacing="-0.004cm" fo:font-weight="normal" officeooo:rsid="00ddba51" officeooo:paragraph-rsid="002bee7e" style:font-weight-asian="normal" style:font-name-complex="Times New Roman1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3.905cm"/>
        </style:tab-stops>
      </style:paragraph-properties>
      <style:text-properties style:font-name="Times New Roman" fo:letter-spacing="-0.004cm" fo:font-weight="normal" officeooo:rsid="00de400a" officeooo:paragraph-rsid="002bee7e" style:font-weight-asian="normal" style:font-name-complex="Times New Roman1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letter-spacing="-0.004cm" fo:font-weight="normal" officeooo:rsid="003f8150" officeooo:paragraph-rsid="0028d527" style:font-weight-asian="normal" style:font-name-complex="Times New Roman1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letter-spacing="-0.004cm" fo:font-weight="normal" officeooo:rsid="003f8150" officeooo:paragraph-rsid="002bee7e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letter-spacing="-0.004cm" fo:font-weight="normal" officeooo:rsid="0039f94d" officeooo:paragraph-rsid="0028d527" style:font-weight-asian="normal" style:font-name-complex="Times New Roman1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letter-spacing="-0.004cm" fo:font-weight="normal" officeooo:rsid="0039f94d" officeooo:paragraph-rsid="002bee7e" style:font-weight-asian="normal" style:font-name-complex="Times New Roman1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letter-spacing="-0.004cm" fo:font-style="italic" fo:font-weight="normal" officeooo:rsid="00a74965" officeooo:paragraph-rsid="002899d7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" fo:letter-spacing="-0.004cm" fo:font-style="italic" fo:font-weight="normal" officeooo:rsid="00a74965" officeooo:paragraph-rsid="002bee7e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3.905cm"/>
        </style:tab-stops>
      </style:paragraph-properties>
      <style:text-properties style:font-name="Times New Roman" fo:letter-spacing="-0.004cm" fo:font-style="italic" fo:font-weight="normal" officeooo:rsid="00794a07" officeooo:paragraph-rsid="002bee7e" style:font-style-asian="italic" style:font-weight-asian="normal" style:font-name-complex="Times New Roman1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letter-spacing="-0.004cm" fo:font-style="italic" fo:font-weight="normal" officeooo:rsid="00794a07" officeooo:paragraph-rsid="002bee7e" style:font-style-asian="italic" style:font-weight-asian="normal" style:font-name-complex="Times New Roman1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3.905cm"/>
        </style:tab-stops>
      </style:paragraph-properties>
      <style:text-properties style:font-name="Times New Roman" fo:letter-spacing="-0.004cm" fo:font-style="italic" fo:font-weight="normal" officeooo:rsid="00de400a" officeooo:paragraph-rsid="002bee7e" style:font-style-asian="italic" style:font-weight-asian="normal" style:font-name-complex="Times New Roman1" style:font-style-complex="italic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letter-spacing="-0.004cm" fo:font-style="italic" fo:font-weight="normal" officeooo:rsid="00416ad6" officeooo:paragraph-rsid="0028d527" style:font-style-asian="italic" style:font-weight-asian="normal" style:font-name-complex="Times New Roman1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letter-spacing="-0.004cm" fo:font-style="italic" fo:font-weight="normal" officeooo:rsid="00416ad6" officeooo:paragraph-rsid="002bee7e" style:font-style-asian="italic" style:font-weight-asian="normal" style:font-name-complex="Times New Roman1" style:font-style-complex="italic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letter-spacing="-0.004cm" fo:font-style="italic" fo:font-weight="normal" officeooo:rsid="0039f94d" officeooo:paragraph-rsid="0028d527" style:font-style-asian="italic" style:font-weight-asian="normal" style:font-name-complex="Times New Roman1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letter-spacing="-0.004cm" fo:font-style="italic" fo:font-weight="normal" officeooo:rsid="0039f94d" officeooo:paragraph-rsid="002bee7e" style:font-style-asian="italic" style:font-weight-asian="normal" style:font-name-complex="Times New Roman1" style:font-style-complex="italic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weight="normal" officeooo:paragraph-rsid="0028d527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" fo:font-weight="normal" officeooo:paragraph-rsid="002bee7e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orphans="2" fo:widows="2" fo:hyphenation-ladder-count="no-limit" fo:text-indent="0cm" style:auto-text-indent="false" style:page-number="auto" fo:background-color="transparent" style:vertical-align="baseline" style:writing-mode="lr-tb"/>
      <style:text-properties style:font-name="Times New Roman" fo:letter-spacing="-0.004cm" fo:font-weight="normal" officeooo:paragraph-rsid="002899d7" style:font-weight-asian="normal" style:font-weight-complex="normal" fo:hyphenate="false" fo:hyphenation-remain-char-count="2" fo:hyphenation-push-char-count="2"/>
    </style:style>
    <style:style style:name="P22" style:family="paragraph" style:parent-style-name="Standard">
      <style:text-properties style:font-name="Times New Roman" fo:font-weight="normal" officeooo:rsid="0015131f" officeooo:paragraph-rsid="002899d7" style:font-weight-asian="normal" style:font-weight-complex="normal"/>
    </style:style>
    <style:style style:name="P23" style:family="paragraph" style:parent-style-name="Standard">
      <style:text-properties style:font-name="Times New Roman" fo:font-weight="normal" officeooo:paragraph-rsid="0028d527" style:font-weight-asian="normal" style:font-weight-complex="normal"/>
    </style:style>
    <style:style style:name="P24" style:family="paragraph" style:parent-style-name="Standard">
      <style:text-properties style:font-name="Times New Roman" fo:font-weight="normal" officeooo:rsid="0039f94d" officeooo:paragraph-rsid="0028d527" style:font-weight-asian="normal" style:font-weight-complex="normal"/>
    </style:style>
    <style:style style:name="P25" style:family="paragraph" style:parent-style-name="Standard">
      <style:text-properties style:font-name="Times New Roman" fo:letter-spacing="-0.004cm" fo:font-weight="normal" officeooo:rsid="00a74965" officeooo:paragraph-rsid="002899d7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-0.801cm" style:auto-text-indent="false" style:page-number="auto" fo:background-color="transparent"/>
      <style:text-properties style:font-name="Times New Roman" fo:font-weight="normal" officeooo:rsid="0015131f" officeooo:paragraph-rsid="002899d7" style:font-weight-asian="normal" style:font-weight-complex="normal"/>
    </style:style>
    <style:style style:name="P27" style:family="paragraph" style:parent-style-name="Table_20_Contents">
      <style:text-properties style:font-name="Times New Roman" fo:font-weight="normal" style:font-weight-asian="normal" style:font-weight-complex="normal"/>
    </style:style>
    <style:style style:name="P28" style:family="paragraph" style:parent-style-name="Table_20_Contents">
      <style:text-properties style:font-name="Times New Roman" fo:font-weight="normal" officeooo:paragraph-rsid="0026f631" style:font-weight-asian="normal" style:font-weight-complex="normal"/>
    </style:style>
    <style:style style:name="P29" style:family="paragraph" style:parent-style-name="Table_20_Contents">
      <style:text-properties style:font-name="Times New Roman" fo:font-weight="normal" officeooo:paragraph-rsid="0026a8ba" style:font-weight-asian="normal" style:font-weight-complex="normal"/>
    </style:style>
    <style:style style:name="P30" style:family="paragraph" style:parent-style-name="Table_20_Contents">
      <style:text-properties style:font-name="Times New Roman" fo:font-weight="normal" officeooo:paragraph-rsid="002899d7" style:font-weight-asian="normal" style:font-weight-complex="normal"/>
    </style:style>
    <style:style style:name="P31" style:family="paragraph" style:parent-style-name="Table_20_Contents">
      <style:text-properties style:font-name="Times New Roman" fo:font-weight="normal" officeooo:rsid="0015131f" officeooo:paragraph-rsid="002899d7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weight="normal" officeooo:rsid="002d6382" officeooo:paragraph-rsid="002d6382" style:font-weight-asian="normal" style:font-weight-complex="normal"/>
    </style:style>
    <style:style style:name="P33" style:family="paragraph" style:parent-style-name="Table_20_Contents">
      <style:text-properties style:font-name="Times New Roman" fo:font-weight="normal" style:font-weight-asian="normal" style:font-name-complex="Times New Roman" style:font-weight-complex="normal"/>
    </style:style>
    <style:style style:name="P34" style:family="paragraph" style:parent-style-name="Table_20_Contents">
      <style:text-properties style:font-name="Times New Roman" fo:font-size="12pt" fo:letter-spacing="-0.004cm" fo:font-style="normal" fo:font-weight="normal" style:font-size-asian="12pt" style:font-style-asian="normal" style:font-weight-asian="normal" style:font-name-complex="Times New Roman1" style:font-size-complex="12pt" style:font-weight-complex="normal"/>
    </style:style>
    <style:style style:name="P35" style:family="paragraph" style:parent-style-name="Table_20_Contents">
      <style:text-properties style:font-name="Times New Roman" fo:letter-spacing="-0.004cm" fo:font-weight="normal" officeooo:rsid="00a74965" officeooo:paragraph-rsid="002899d7" style:font-weight-asian="normal" style:font-weight-complex="normal"/>
    </style:style>
    <style:style style:name="P36" style:family="paragraph" style:parent-style-name="Table_20_Contents">
      <style:text-properties style:font-name="Times New Roman" fo:letter-spacing="-0.004cm" fo:font-style="italic" fo:font-weight="normal" officeooo:rsid="00a74965" officeooo:paragraph-rsid="002899d7" style:font-style-asian="italic" style:font-weight-asian="normal" style:font-style-complex="italic" style:font-weight-complex="normal"/>
    </style:style>
    <style:style style:name="P37" style:family="paragraph" style:parent-style-name="Table_20_Contents">
      <style:text-properties style:font-name="Times New Roman" fo:letter-spacing="-0.004cm" fo:font-style="italic" fo:font-weight="normal" officeooo:rsid="00a74965" officeooo:paragraph-rsid="002acb84" style:font-style-asian="italic" style:font-weight-asian="normal" style:font-style-complex="italic" style:font-weight-complex="normal"/>
    </style:style>
    <style:style style:name="P38" style:family="paragraph" style:parent-style-name="Table_20_Contents">
      <style:text-properties style:font-name="Times New Roman" fo:font-weight="bold" style:font-weight-asian="bold" style:font-weight-complex="bold"/>
    </style:style>
    <style:style style:name="P39" style:family="paragraph" style:parent-style-name="Table_20_Contents">
      <style:text-properties style:font-name="Times New Roman" fo:font-style="italic" fo:font-weight="normal" officeooo:paragraph-rsid="002899d7" style:font-style-asian="italic" style:font-weight-asian="normal" style:font-style-complex="italic" style:font-weight-complex="normal"/>
    </style:style>
    <style:style style:name="P40" style:family="paragraph" style:parent-style-name="Table_20_Contents">
      <style:text-properties style:font-name="Times New Roman" fo:font-style="italic" fo:font-weight="normal" officeooo:rsid="0015131f" officeooo:paragraph-rsid="002899d7" style:font-style-asian="italic" style:font-weight-asian="normal" style:font-style-complex="italic" style:font-weight-complex="normal"/>
    </style:style>
    <style:style style:name="P41" style:family="paragraph" style:parent-style-name="Table_20_Contents" style:master-page-name="">
      <loext:graphic-properties draw:fill="none"/>
      <style:paragraph-properties fo:margin-left="0cm" fo:margin-right="-0.6cm" fo:text-indent="0cm" style:auto-text-indent="false" style:page-number="auto" fo:background-color="transparent" text:number-lines="false" text:line-number="0"/>
      <style:text-properties style:font-name="Times New Roman" fo:font-weight="normal" style:font-weight-asian="normal" style:font-weight-complex="normal"/>
    </style:style>
    <style:style style:name="P42" style:family="paragraph" style:parent-style-name="Table_20_Contents">
      <style:text-properties style:font-name="Times New Roman" fo:letter-spacing="-0.005cm" fo:font-style="normal" fo:font-weight="normal" officeooo:rsid="00a0756a" officeooo:paragraph-rsid="002899d7" style:font-style-asian="normal" style:font-weight-asian="normal" style:font-name-complex="Times New Roman1" style:font-weight-complex="normal"/>
    </style:style>
    <style:style style:name="P43" style:family="paragraph" style:parent-style-name="Table_20_Contents">
      <style:text-properties style:font-name="Times New Roman" fo:font-size="12pt" fo:letter-spacing="-0.005cm" fo:font-style="normal" fo:font-weight="normal" officeooo:rsid="00a0756a" officeooo:paragraph-rsid="002899d7" style:font-size-asian="12pt" style:font-style-asian="normal" style:font-weight-asian="normal" style:font-name-complex="Times New Roman1" style:font-size-complex="12pt" style:font-weight-complex="normal"/>
    </style:style>
    <style:style style:name="T1" style:family="text">
      <style:text-properties fo:letter-spacing="-0.002cm" fo:font-style="normal" style:font-style-asian="normal" style:font-name-complex="Times New Roman1"/>
    </style:style>
    <style:style style:name="T2" style:family="text">
      <style:text-properties fo:letter-spacing="-0.002cm" style:font-name-complex="Times New Roman1"/>
    </style:style>
    <style:style style:name="T3" style:family="text">
      <style:text-properties fo:letter-spacing="-0.002cm" style:font-name-complex="Times New Roman"/>
    </style:style>
    <style:style style:name="T4" style:family="text">
      <style:text-properties fo:letter-spacing="-0.004cm"/>
    </style:style>
    <style:style style:name="T5" style:family="text">
      <style:text-properties fo:letter-spacing="-0.004cm" fo:font-style="normal" style:font-style-asian="normal"/>
    </style:style>
    <style:style style:name="T6" style:family="text">
      <style:text-properties fo:letter-spacing="-0.004cm" fo:font-style="normal" style:font-style-asian="normal" style:font-name-complex="Times New Roman1"/>
    </style:style>
    <style:style style:name="T7" style:family="text">
      <style:text-properties fo:letter-spacing="-0.004cm" style:font-name-complex="Times New Roman1"/>
    </style:style>
    <style:style style:name="T8" style:family="text">
      <style:text-properties fo:letter-spacing="-0.004cm" style:font-name-complex="Times New Roman"/>
    </style:style>
    <style:style style:name="T9" style:family="text">
      <style:text-properties fo:letter-spacing="-0.004cm" fo:font-weight="bold" style:font-weight-asian="bold" style:font-weight-complex="bold"/>
    </style:style>
    <style:style style:name="T10" style:family="text">
      <style:text-properties fo:letter-spacing="-0.004cm" officeooo:rsid="00fad26b"/>
    </style:style>
    <style:style style:name="T11" style:family="text">
      <style:text-properties fo:letter-spacing="-0.004cm" officeooo:rsid="00bfc4bb"/>
    </style:style>
    <style:style style:name="T12" style:family="text">
      <style:text-properties fo:letter-spacing="-0.005cm"/>
    </style:style>
    <style:style style:name="T13" style:family="text">
      <style:text-properties fo:letter-spacing="-0.005cm" fo:font-style="normal" style:font-style-asian="normal"/>
    </style:style>
    <style:style style:name="T14" style:family="text">
      <style:text-properties fo:letter-spacing="-0.005cm" fo:font-style="normal" style:font-style-asian="normal" style:font-name-complex="Times New Roman1"/>
    </style:style>
    <style:style style:name="T15" style:family="text">
      <style:text-properties fo:letter-spacing="-0.005cm" style:font-name-complex="Times New Roman1"/>
    </style:style>
    <style:style style:name="T16" style:family="text">
      <style:text-properties fo:letter-spacing="-0.005cm" style:font-name-complex="Times New Roman"/>
    </style:style>
    <style:style style:name="T17" style:family="text">
      <style:text-properties fo:letter-spacing="-0.009cm" fo:font-style="normal" style:font-style-asian="normal"/>
    </style:style>
    <style:style style:name="T18" style:family="text">
      <style:text-properties fo:letter-spacing="-0.009cm" fo:font-style="normal" style:font-style-asian="normal" style:font-name-complex="Times New Roman1"/>
    </style:style>
    <style:style style:name="T19" style:family="text">
      <style:text-properties fo:letter-spacing="-0.009cm" style:font-name-complex="Times New Roman1"/>
    </style:style>
    <style:style style:name="T20" style:family="text">
      <style:text-properties fo:letter-spacing="0.004cm" fo:font-style="normal" style:font-style-asian="normal"/>
    </style:style>
    <style:style style:name="T21" style:family="text">
      <style:text-properties fo:letter-spacing="0.004cm" fo:font-style="normal" style:font-style-asian="normal" style:font-name-complex="Times New Roman1"/>
    </style:style>
    <style:style style:name="T22" style:family="text">
      <style:text-properties fo:letter-spacing="0.004cm" style:font-name-complex="Times New Roman"/>
    </style:style>
    <style:style style:name="T23" style:family="text">
      <style:text-properties fo:letter-spacing="-0.014cm" style:font-name-complex="Times New Roman"/>
    </style:style>
    <style:style style:name="T24" style:family="text">
      <style:text-properties fo:letter-spacing="-0.095cm" fo:font-style="normal" style:font-style-asian="normal" style:font-name-complex="Times New Roman1"/>
    </style:style>
    <style:style style:name="T25" style:family="text">
      <style:text-properties fo:letter-spacing="0.002cm"/>
    </style:style>
    <style:style style:name="T26" style:family="text">
      <style:text-properties fo:letter-spacing="0.002cm" fo:font-style="normal" style:font-style-asian="normal"/>
    </style:style>
    <style:style style:name="T27" style:family="text">
      <style:text-properties fo:letter-spacing="0.002cm" fo:font-style="normal" style:font-style-asian="normal" style:font-name-complex="Times New Roman1"/>
    </style:style>
    <style:style style:name="T28" style:family="text">
      <style:text-properties fo:letter-spacing="0.002cm" style:font-name-complex="Times New Roman1"/>
    </style:style>
    <style:style style:name="T29" style:family="text">
      <style:text-properties fo:letter-spacing="0.002cm" fo:font-weight="bold" style:font-weight-asian="bold" style:font-weight-complex="bold"/>
    </style:style>
    <style:style style:name="T30" style:family="text">
      <style:text-properties fo:letter-spacing="0.002cm" fo:font-weight="bold" officeooo:rsid="00fad26b" style:font-weight-asian="bold" style:font-weight-complex="bold"/>
    </style:style>
    <style:style style:name="T31" style:family="text">
      <style:text-properties fo:letter-spacing="0.007cm"/>
    </style:style>
    <style:style style:name="T32" style:family="text">
      <style:text-properties fo:letter-spacing="0.007cm" fo:font-style="normal" style:font-style-asian="normal"/>
    </style:style>
    <style:style style:name="T33" style:family="text">
      <style:text-properties fo:letter-spacing="0.007cm" fo:font-style="normal" style:font-style-asian="normal" style:font-name-complex="Times New Roman1"/>
    </style:style>
    <style:style style:name="T34" style:family="text">
      <style:text-properties fo:letter-spacing="0.007cm" style:font-name-complex="Times New Roman1"/>
    </style:style>
    <style:style style:name="T35" style:family="text">
      <style:text-properties fo:letter-spacing="0.011cm" fo:font-style="normal" style:font-style-asian="normal"/>
    </style:style>
    <style:style style:name="T36" style:family="text">
      <style:text-properties fo:letter-spacing="0.011cm" fo:font-style="normal" style:font-style-asian="normal" style:font-name-complex="Times New Roman1"/>
    </style:style>
    <style:style style:name="T37" style:family="text">
      <style:text-properties fo:font-size="12pt" fo:letter-spacing="-0.005cm" fo:font-style="normal" style:font-size-asian="12pt" style:font-style-asian="normal" style:font-name-complex="Times New Roman1" style:font-size-complex="12pt"/>
    </style:style>
    <style:style style:name="T38" style:family="text">
      <style:text-properties fo:font-size="12pt" fo:letter-spacing="-0.005cm" style:font-size-asian="12pt" style:font-size-complex="12pt"/>
    </style:style>
    <style:style style:name="T39" style:family="text">
      <style:text-properties fo:font-size="12pt" fo:letter-spacing="0.004cm" fo:font-style="normal" style:font-size-asian="12pt" style:font-style-asian="normal" style:font-name-complex="Times New Roman1" style:font-size-complex="12pt"/>
    </style:style>
    <style:style style:name="T40" style:family="text">
      <style:text-properties fo:font-size="12pt" fo:font-style="normal" style:font-size-asian="12pt" style:font-style-asian="normal" style:font-name-complex="Times New Roman1" style:font-size-complex="12pt"/>
    </style:style>
    <style:style style:name="T41" style:family="text">
      <style:text-properties fo:font-size="12pt" fo:letter-spacing="-0.004cm" fo:font-style="normal" style:font-size-asian="12pt" style:font-style-asian="normal" style:font-name-complex="Times New Roman1" style:font-size-complex="12pt"/>
    </style:style>
    <style:style style:name="T42" style:family="text">
      <style:text-properties fo:font-size="12pt" fo:letter-spacing="-0.004cm" fo:font-style="normal" officeooo:rsid="0026f631" style:font-size-asian="12pt" style:font-style-asian="normal" style:font-name-complex="Times New Roman1" style:font-size-complex="12pt"/>
    </style:style>
    <style:style style:name="T43" style:family="text">
      <style:text-properties fo:font-size="12pt" fo:letter-spacing="-0.004cm" style:font-size-asian="12pt" style:font-size-complex="12pt"/>
    </style:style>
    <style:style style:name="T44" style:family="text">
      <style:text-properties fo:font-size="12pt" fo:letter-spacing="-0.009cm" fo:font-style="normal" style:font-size-asian="12pt" style:font-style-asian="normal" style:font-name-complex="Times New Roman1" style:font-size-complex="12pt"/>
    </style:style>
    <style:style style:name="T45" style:family="text">
      <style:text-properties fo:font-size="12pt" fo:letter-spacing="0.002cm" fo:font-style="normal" style:font-size-asian="12pt" style:font-style-asian="normal" style:font-name-complex="Times New Roman1" style:font-size-complex="12pt"/>
    </style:style>
    <style:style style:name="T46" style:family="text">
      <style:text-properties fo:font-size="12pt" fo:letter-spacing="0.007cm" fo:font-style="normal" style:font-size-asian="12pt" style:font-style-asian="normal" style:font-name-complex="Times New Roman1" style:font-size-complex="12pt"/>
    </style:style>
    <style:style style:name="T47" style:family="text">
      <style:text-properties fo:font-size="12pt" fo:letter-spacing="-0.014cm" fo:font-style="normal" style:font-size-asian="12pt" style:font-style-asian="normal" style:font-name-complex="Times New Roman1" style:font-size-complex="12pt"/>
    </style:style>
    <style:style style:name="T48" style:family="text">
      <style:text-properties fo:font-size="12pt" fo:letter-spacing="-0.014cm" style:font-size-asian="12pt" style:font-size-complex="12pt"/>
    </style:style>
    <style:style style:name="T49" style:family="text">
      <style:text-properties fo:font-size="12pt" fo:letter-spacing="-0.002cm" fo:font-style="normal" style:font-size-asian="12pt" style:font-style-asian="normal" style:font-name-complex="Times New Roman1" style:font-size-complex="12pt"/>
    </style:style>
    <style:style style:name="T50" style:family="text">
      <style:text-properties fo:font-size="12pt" fo:letter-spacing="-0.012cm" fo:font-style="normal" style:font-size-asian="12pt" style:font-style-asian="normal" style:font-name-complex="Times New Roman1" style:font-size-complex="12pt"/>
    </style:style>
    <style:style style:name="T51" style:family="text">
      <style:text-properties fo:font-size="12pt" fo:letter-spacing="-0.011cm" fo:font-style="normal" style:font-size-asian="12pt" style:font-style-asian="normal" style:font-name-complex="Times New Roman1" style:font-size-complex="12pt"/>
    </style:style>
    <style:style style:name="T52" style:family="text">
      <style:text-properties fo:font-size="12pt" fo:letter-spacing="-0.016cm" fo:font-style="normal" style:font-size-asian="12pt" style:font-style-asian="normal" style:font-name-complex="Times New Roman1" style:font-size-complex="12pt"/>
    </style:style>
    <style:style style:name="T53" style:family="text">
      <style:text-properties fo:font-size="12pt" fo:letter-spacing="-0.118cm" fo:font-style="normal" style:font-size-asian="12pt" style:font-style-asian="normal" style:font-name-complex="Times New Roman1" style:font-size-complex="12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1e7eab" style:font-size-asian="12pt" style:font-size-complex="12pt"/>
    </style:style>
    <style:style style:name="T56" style:family="text">
      <style:text-properties fo:font-size="12pt" style:font-size-asian="12pt" style:font-name-complex="Times New Roman1" style:font-size-complex="12pt"/>
    </style:style>
    <style:style style:name="T57" style:family="text">
      <style:text-properties fo:font-style="normal" style:font-style-asian="normal"/>
    </style:style>
    <style:style style:name="T58" style:family="text">
      <style:text-properties fo:font-style="normal" style:font-style-asian="normal" style:font-name-complex="Times New Roman1"/>
    </style:style>
    <style:style style:name="T59" style:family="text">
      <style:text-properties fo:letter-spacing="-0.113cm" fo:font-style="normal" style:font-style-asian="normal"/>
    </style:style>
    <style:style style:name="T60" style:family="text">
      <style:text-properties style:font-name-complex="Times New Roman1"/>
    </style:style>
    <style:style style:name="T61" style:family="text">
      <style:text-properties fo:letter-spacing="0.009cm" style:font-name-complex="Times New Roman1"/>
    </style:style>
    <style:style style:name="T62" style:family="text">
      <style:text-properties fo:letter-spacing="0.009cm" officeooo:rsid="0026a8ba" style:font-name-complex="Times New Roman1"/>
    </style:style>
    <style:style style:name="T63" style:family="text">
      <style:text-properties fo:letter-spacing="0.009cm" style:font-name-complex="Times New Roman"/>
    </style:style>
    <style:style style:name="T64" style:family="text">
      <style:text-properties fo:letter-spacing="0.009cm" officeooo:rsid="0026a8ba" style:font-name-complex="Times New Roman"/>
    </style:style>
    <style:style style:name="T65" style:family="text">
      <style:text-properties fo:letter-spacing="-0.12cm" fo:font-style="normal" style:font-style-asian="normal" style:font-name-complex="Times New Roman1"/>
    </style:style>
    <style:style style:name="T66" style:family="text">
      <style:text-properties fo:letter-spacing="-0.034cm" style:font-name-complex="Times New Roman"/>
    </style:style>
    <style:style style:name="T67" style:family="text">
      <style:text-properties officeooo:rsid="00a9bab6"/>
    </style:style>
    <style:style style:name="T68" style:family="text">
      <style:text-properties officeooo:rsid="00d90b55"/>
    </style:style>
    <style:style style:name="T69" style:family="text">
      <style:text-properties officeooo:rsid="003687a2"/>
    </style:style>
    <style:style style:name="T70" style:family="text">
      <style:text-properties officeooo:rsid="00374714"/>
    </style:style>
    <style:style style:name="T71" style:family="text">
      <style:text-properties officeooo:rsid="0039f94d"/>
    </style:style>
    <style:style style:name="T72" style:family="text">
      <style:text-properties style:font-name-complex="Times New Roman"/>
    </style:style>
    <style:style style:name="T73" style:family="text">
      <style:text-properties officeooo:rsid="00d5e9ec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13745e" style:font-weight-asian="bold" style:font-weight-complex="bold"/>
    </style:style>
    <style:style style:name="T76" style:family="text">
      <style:text-properties fo:font-weight="bold" officeooo:rsid="002899d7" style:font-weight-asian="bold" style:font-weight-complex="bold"/>
    </style:style>
    <style:style style:name="T77" style:family="text">
      <style:text-properties fo:font-weight="bold" officeooo:rsid="00f8521f" style:font-weight-asian="bold" style:font-weight-complex="bold"/>
    </style:style>
    <style:style style:name="T78" style:family="text">
      <style:text-properties fo:font-weight="bold" officeooo:rsid="00fad26b" style:font-weight-asian="bold" style:font-weight-complex="bold"/>
    </style:style>
    <style:style style:name="T79" style:family="text">
      <style:text-properties fo:font-weight="bold" officeooo:rsid="00fb8c2b" style:font-weight-asian="bold" style:font-weight-complex="bold"/>
    </style:style>
    <style:style style:name="T80" style:family="text">
      <style:text-properties officeooo:rsid="0013745e"/>
    </style:style>
    <style:style style:name="T81" style:family="text">
      <style:text-properties officeooo:rsid="00f8521f"/>
    </style:style>
    <style:style style:name="T82" style:family="text">
      <style:text-properties officeooo:rsid="00a8d330"/>
    </style:style>
    <style:style style:name="T83" style:family="text">
      <style:text-properties officeooo:rsid="00f8f03f"/>
    </style:style>
    <style:style style:name="T84" style:family="text">
      <style:text-properties officeooo:rsid="00fad26b"/>
    </style:style>
    <style:style style:name="T85" style:family="text">
      <style:text-properties officeooo:rsid="00a9ccbb"/>
    </style:style>
    <style:style style:name="T86" style:family="text">
      <style:text-properties fo:letter-spacing="-0.109cm" fo:font-weight="bold" style:font-weight-asian="bold" style:font-weight-complex="bold"/>
    </style:style>
    <style:style style:name="T87" style:family="text">
      <style:text-properties officeooo:rsid="00c0ee4c"/>
    </style:style>
    <style:style style:name="T88" style:family="text">
      <style:text-properties officeooo:rsid="00b3e7ea"/>
    </style:style>
    <style:style style:name="T89" style:family="text">
      <style:text-properties officeooo:rsid="00b2d90d"/>
    </style:style>
    <style:style style:name="T90" style:family="text">
      <style:text-properties officeooo:rsid="00dc3b3e"/>
    </style:style>
    <style:style style:name="T91" style:family="text">
      <style:text-properties officeooo:rsid="00c7cf10"/>
    </style:style>
    <style:style style:name="T92" style:family="text">
      <style:text-properties officeooo:rsid="00d909fb"/>
    </style:style>
    <style:style style:name="T93" style:family="text">
      <style:text-properties officeooo:rsid="00c8900e"/>
    </style:style>
    <style:style style:name="T94" style:family="text">
      <style:text-properties officeooo:rsid="007f0c81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013745e" style:font-style-asian="italic" style:font-style-complex="italic"/>
    </style:style>
    <style:style style:name="T97" style:family="text">
      <style:text-properties fo:font-style="italic" officeooo:rsid="00f8521f" style:font-style-asian="italic" style:font-style-complex="italic"/>
    </style:style>
    <style:style style:name="T98" style:family="text">
      <style:text-properties fo:font-style="italic" officeooo:rsid="00f8f03f" style:font-style-asian="italic" style:font-style-complex="italic"/>
    </style:style>
    <style:style style:name="T99" style:family="text">
      <style:text-properties fo:font-style="italic" officeooo:rsid="00a9bab6" style:font-style-asian="italic" style:font-style-complex="italic"/>
    </style:style>
    <style:style style:name="T100" style:family="text">
      <style:text-properties fo:font-style="italic" officeooo:rsid="00fad26b" style:font-style-asian="italic" style:font-style-complex="italic"/>
    </style:style>
    <style:style style:name="T101" style:family="text">
      <style:text-properties fo:font-style="italic" officeooo:rsid="00b3e7ea" style:font-style-asian="italic" style:font-style-complex="italic"/>
    </style:style>
    <style:style style:name="T102" style:family="text">
      <style:text-properties fo:font-style="italic" officeooo:rsid="00bfc4bb" style:font-style-asian="italic" style:font-style-complex="italic"/>
    </style:style>
    <style:style style:name="T103" style:family="text">
      <style:text-properties fo:font-style="italic" officeooo:rsid="00c7cf10" style:font-style-asian="italic" style:font-style-complex="italic"/>
    </style:style>
    <style:style style:name="T104" style:family="text">
      <style:text-properties fo:font-style="italic" officeooo:rsid="00a74965" style:font-style-asian="italic" style:font-style-complex="italic"/>
    </style:style>
    <style:style style:name="T105" style:family="text">
      <style:text-properties fo:font-style="italic" officeooo:rsid="00d90b55" style:font-style-asian="italic" style:font-style-complex="italic"/>
    </style:style>
    <style:style style:name="T106" style:family="text">
      <style:text-properties fo:font-style="italic" officeooo:rsid="00fb8c2b" style:font-style-asian="italic" style:font-style-complex="italic"/>
    </style:style>
    <style:style style:name="T107" style:family="text">
      <style:text-properties fo:font-style="italic" style:font-style-asian="italic" style:font-name-complex="Times New Roman1" style:font-style-complex="italic"/>
    </style:style>
    <style:style style:name="T108" style:family="text">
      <style:text-properties fo:font-style="italic" officeooo:rsid="00fad26b" style:font-style-asian="italic" style:font-name-complex="Times New Roman1" style:font-style-complex="italic"/>
    </style:style>
    <style:style style:name="T109" style:family="text">
      <style:text-properties officeooo:rsid="00a749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ABLE OF CONTENTS</text:p>
      <text:p text:style-name="P32"/>
      <text:p text:style-name="P38">1. INTRODUCTION</text:p>
      <text:p text:style-name="P27"><text:span text:style-name="T60"><text:tab/>1</text:span><text:span text:style-name="T28">.</text:span><text:span text:style-name="T60">1</text:span><text:span text:style-name="T34"> </text:span><text:span text:style-name="T15">P</text:span><text:span text:style-name="T2">u</text:span><text:span text:style-name="T7">r</text:span><text:span text:style-name="T19">p</text:span><text:span text:style-name="T7">o</text:span><text:span text:style-name="T2">s</text:span><text:span text:style-name="T60">e -----------------------------------------------------------------------------</text:span></text:p>
      <text:p text:style-name="P28"><text:span text:style-name="T60"><text:tab/>1</text:span><text:span text:style-name="T28">.</text:span><text:span text:style-name="T60">2</text:span><text:span text:style-name="T34"> </text:span><text:span text:style-name="T2">S</text:span><text:span text:style-name="T7">co</text:span><text:span text:style-name="T15">p</text:span><text:span text:style-name="T60">e -------------------------------------------------------------------------------</text:span></text:p>
      <text:p text:style-name="P28"><text:span text:style-name="T58"><text:tab/>1</text:span><text:span text:style-name="T27">.</text:span><text:span text:style-name="T58">3</text:span><text:span text:style-name="T33"> </text:span><text:span text:style-name="T58">D</text:span><text:span text:style-name="T6">e</text:span><text:span text:style-name="T14">f</text:span><text:span text:style-name="T6">i</text:span><text:span text:style-name="T14">n</text:span><text:span text:style-name="T58">i</text:span><text:span text:style-name="T14">t</text:span><text:span text:style-name="T6">io</text:span><text:span text:style-name="T14">n</text:span><text:span text:style-name="T1">s</text:span><text:span text:style-name="T58">, Acronyms and Abbreviations ------------------------------------</text:span></text:p>
      <text:p text:style-name="P28"><text:span text:style-name="T55"><text:tab/>1.4 </text:span><text:span text:style-name="T54">R</text:span><text:span text:style-name="T43">e</text:span><text:span text:style-name="T38">f</text:span><text:span text:style-name="T54">e</text:span><text:span text:style-name="T48">r</text:span><text:span text:style-name="T43">e</text:span><text:span text:style-name="T38">n</text:span><text:span text:style-name="T54">c</text:span><text:span text:style-name="T43">e</text:span><text:span text:style-name="T54">s </text:span><text:span text:style-name="T56">-------------------------------------------------------------------------</text:span></text:p>
      <text:p text:style-name="P28"><text:span text:style-name="T49"><text:tab/>1.4.1 A</text:span><text:span text:style-name="T41">pp</text:span><text:span text:style-name="T50">l</text:span><text:span text:style-name="T37">i</text:span><text:span text:style-name="T44">c</text:span><text:span text:style-name="T37">a</text:span><text:span text:style-name="T51">b</text:span><text:span text:style-name="T37">l</text:span><text:span text:style-name="T40">e</text:span><text:span text:style-name="T52"> </text:span><text:span text:style-name="T39">D</text:span><text:span text:style-name="T40">oc</text:span><text:span text:style-name="T41">u</text:span><text:span text:style-name="T37">me</text:span><text:span text:style-name="T40">n</text:span><text:span text:style-name="T37">t</text:span><text:span text:style-name="T40">s --------------------------------------------------------</text:span></text:p>
      <text:p text:style-name="P28"><text:span text:style-name="T40"><text:tab/>1</text:span><text:span text:style-name="T45">.</text:span><text:span text:style-name="T40">5</text:span><text:span text:style-name="T46"> </text:span><text:span text:style-name="T49">P</text:span><text:span text:style-name="T47">r</text:span><text:span text:style-name="T41">o</text:span><text:span text:style-name="T37">du</text:span><text:span text:style-name="T41">c</text:span><text:span text:style-name="T40">t</text:span><text:span text:style-name="T53"> <text:s text:c="2"/></text:span><text:span text:style-name="T41">Overvie</text:span><text:span text:style-name="T42">w -----------------------------------------------------------------</text:span></text:p>
      <text:p text:style-name="P34"/>
      <text:p text:style-name="P38"><text:span text:style-name="T60">2. </text:span><text:span text:style-name="T61"><text:s/></text:span><text:span text:style-name="T62">SPECIFIC REQUIREMENTS</text:span></text:p>
      <text:p text:style-name="P28"><text:span text:style-name="T58"><text:tab/>2</text:span><text:span text:style-name="T27">.</text:span><text:span text:style-name="T58">1</text:span><text:span text:style-name="T33"> </text:span><text:span text:style-name="T1">E</text:span><text:span text:style-name="T58">x</text:span><text:span text:style-name="T14">t</text:span><text:span text:style-name="T58">e</text:span><text:span text:style-name="T6">r</text:span><text:span text:style-name="T14">n</text:span><text:span text:style-name="T6">a</text:span><text:span text:style-name="T58">l </text:span><text:span text:style-name="T1">In</text:span><text:span text:style-name="T14">t</text:span><text:span text:style-name="T58">e</text:span><text:span text:style-name="T6">r</text:span><text:span text:style-name="T14">f</text:span><text:span text:style-name="T6">a</text:span><text:span text:style-name="T58">ce R</text:span><text:span text:style-name="T6">e</text:span><text:span text:style-name="T14">qu</text:span><text:span text:style-name="T6">i</text:span><text:span text:style-name="T18">r</text:span><text:span text:style-name="T14">ement</text:span><text:span text:style-name="T58">s </text:span></text:p>
      <text:p text:style-name="P28"><text:span text:style-name="T58"><text:tab/><text:tab/>2.</text:span><text:span text:style-name="T21">1</text:span><text:span text:style-name="T58">.1 </text:span><text:span text:style-name="T24"><text:s/></text:span><text:span text:style-name="T58">User Interfaces -------------------------------------------------------</text:span></text:p>
      <text:p text:style-name="P28"><text:span text:style-name="T58"><text:tab/><text:tab/>2.</text:span><text:span text:style-name="T21">1</text:span><text:span text:style-name="T58">.2</text:span><text:span text:style-name="T24"> </text:span><text:span text:style-name="T58"><text:s/>Hardware Interfaces -------------------------------------------------</text:span></text:p>
      <text:p text:style-name="P28"><text:span text:style-name="T58"><text:tab/> <text:s text:c="7"/><text:tab/>2.</text:span><text:span text:style-name="T21">1</text:span><text:span text:style-name="T58">.3</text:span><text:span text:style-name="T24"> </text:span><text:span text:style-name="T58"><text:s/>Software Interfaces --------------------------------------------------</text:span></text:p>
      <text:p text:style-name="P28"><text:span text:style-name="T58"><text:tab/><text:tab/>2.</text:span><text:span text:style-name="T21">1</text:span><text:span text:style-name="T58">.4 Operation --------------------------------------------------------------</text:span></text:p>
      <text:p text:style-name="P28"><text:span text:style-name="T58"><text:tab/><text:tab/>2.</text:span><text:span text:style-name="T21">1</text:span><text:span text:style-name="T58">.5</text:span><text:span text:style-name="T24"> </text:span><text:span text:style-name="T58">Product Function -----------------------------------------------------</text:span></text:p>
      <text:p text:style-name="P28"><text:span text:style-name="T58"><text:tab/><text:tab/>2.</text:span><text:span text:style-name="T21">1</text:span><text:span text:style-name="T58">.6</text:span><text:span text:style-name="T65"> </text:span><text:span text:style-name="T58">Assumptions and Dependencies -----------------------------------</text:span></text:p>
      <text:p text:style-name="P28"><text:span text:style-name="T58"><text:tab/>2</text:span><text:span text:style-name="T27">.</text:span><text:span text:style-name="T58">2</text:span><text:span text:style-name="T33"> </text:span><text:span text:style-name="T14">Software Product Features --------------------------------------------------------</text:span></text:p>
      <text:p text:style-name="P29"><text:tab/>2<text:span text:style-name="T25">.</text:span>3<text:span text:style-name="T31"> </text:span><text:span text:style-name="T12">Software System Attributes</text:span></text:p>
      <text:p text:style-name="P28"><text:span text:style-name="T14"><text:tab/><text:tab/>2.</text:span><text:span text:style-name="T21">3</text:span><text:span text:style-name="T14">.1</text:span><text:span text:style-name="T36"> </text:span><text:span text:style-name="T1">R</text:span><text:span text:style-name="T14">el</text:span><text:span text:style-name="T1">i</text:span><text:span text:style-name="T14">abi</text:span><text:span text:style-name="T1">li</text:span><text:span text:style-name="T14">ty ------------------------------------------------------------------</text:span></text:p>
      <text:p text:style-name="P28"><text:span text:style-name="T72"><text:tab/><text:tab/>2.</text:span><text:span text:style-name="T22">3</text:span><text:span text:style-name="T72">.2</text:span><text:span text:style-name="T23"> </text:span><text:span text:style-name="T66">A</text:span><text:span text:style-name="T72">va</text:span><text:span text:style-name="T16">i</text:span><text:span text:style-name="T3">l</text:span><text:span text:style-name="T8">a</text:span><text:span text:style-name="T72">b</text:span><text:span text:style-name="T3">ili</text:span><text:span text:style-name="T72">ty </text:span><text:span text:style-name="T58">--------------------------------------------------------------</text:span></text:p>
      <text:p text:style-name="P28"><text:span text:style-name="T13"><text:tab/><text:tab/>2.</text:span><text:span text:style-name="T20">3</text:span><text:span text:style-name="T13">.3</text:span><text:span text:style-name="T35"> </text:span><text:span text:style-name="T13">Sec</text:span><text:span text:style-name="T57">u</text:span><text:span text:style-name="T13">r</text:span><text:span text:style-name="T57">i</text:span><text:span text:style-name="T13">ty </text:span><text:span text:style-name="T14">---------------------------------------------------------------------</text:span></text:p>
      <text:p text:style-name="P28"><text:span text:style-name="T13"><text:tab/><text:tab/>2.</text:span><text:span text:style-name="T20">3</text:span><text:span text:style-name="T13">.4</text:span><text:span text:style-name="T35"> </text:span><text:span text:style-name="T13">M</text:span><text:span text:style-name="T20">a</text:span><text:span text:style-name="T57">i</text:span><text:span text:style-name="T20">n</text:span><text:span text:style-name="T13">t</text:span><text:span text:style-name="T20">a</text:span><text:span text:style-name="T57">i</text:span><text:span text:style-name="T13">na</text:span><text:span text:style-name="T20">b</text:span><text:span text:style-name="T13">i</text:span><text:span text:style-name="T57">li</text:span><text:span text:style-name="T13">ty </text:span><text:span text:style-name="T14">------------------------------------------------------------</text:span></text:p>
      <text:p text:style-name="P28"><text:span text:style-name="T13"><text:tab/><text:tab/>2.</text:span><text:span text:style-name="T20">3</text:span><text:span text:style-name="T13">.5</text:span><text:span text:style-name="T35"> </text:span><text:span text:style-name="T13">P</text:span><text:span text:style-name="T5">o</text:span><text:span text:style-name="T13">r</text:span><text:span text:style-name="T5">t</text:span><text:span text:style-name="T13">ab</text:span><text:span text:style-name="T57">ili</text:span><text:span text:style-name="T13">ty </text:span><text:span text:style-name="T14">------------------------------------------------------------------</text:span></text:p>
      <text:p text:style-name="P28"><text:span text:style-name="T13"><text:tab/><text:tab/>2.</text:span><text:span text:style-name="T20">3</text:span><text:span text:style-name="T13">.6</text:span><text:span text:style-name="T35"> </text:span><text:span text:style-name="T13">Per</text:span><text:span text:style-name="T5">fo</text:span><text:span text:style-name="T17">r</text:span><text:span text:style-name="T5">m</text:span><text:span text:style-name="T13">a</text:span><text:span text:style-name="T57">n</text:span><text:span text:style-name="T13">ce </text:span><text:span text:style-name="T14">---------------------------------------------------------------</text:span></text:p>
      <text:p text:style-name="P28"><text:span text:style-name="T13"><text:tab/>2</text:span><text:span text:style-name="T26">.</text:span><text:span text:style-name="T13">4</text:span><text:span text:style-name="T32"> </text:span><text:span text:style-name="T13">Da</text:span><text:span text:style-name="T57">t</text:span><text:span text:style-name="T5">a</text:span><text:span text:style-name="T13">ba</text:span><text:span text:style-name="T57">s</text:span><text:span text:style-name="T13">e</text:span><text:span text:style-name="T59"> </text:span><text:span text:style-name="T5">Re</text:span><text:span text:style-name="T13">qu</text:span><text:span text:style-name="T5">i</text:span><text:span text:style-name="T17">r</text:span><text:span text:style-name="T13">ements </text:span><text:span text:style-name="T14">--------------------------------------------------------------</text:span></text:p>
      <text:p text:style-name="P33"/>
      <text:p text:style-name="P38"><text:span text:style-name="T72">3. </text:span><text:span text:style-name="T63"><text:s/></text:span><text:span text:style-name="T64">FUNCTIONAL REQUIREMENTS</text:span></text:p>
      <text:p text:style-name="P27"><text:tab/>3.1 Use Cases</text:p>
      <text:p text:style-name="P41"><text:tab/><text:tab/><text:span text:style-name="T74">3.1.1. Log In -------------------------------------------------------------------</text:span></text:p>
      <text:p text:style-name="P30"><text:tab/><text:tab/><text:span text:style-name="T76">3.1.1.1 Home </text:span></text:p>
      <text:p text:style-name="P30"><text:tab/><text:tab/><text:span text:style-name="T96">3.1.1.1.1 as SuperAdmin, Admin, Technician----------------------------</text:span></text:p>
      <text:p text:style-name="P39"><text:tab/><text:tab/><text:span text:style-name="T80">3.1.1.1.2 as Client -----------------------------------------------------------</text:span></text:p>
      <text:p text:style-name="P30"><text:span text:style-name="T80"><text:tab/><text:tab/></text:span><text:span text:style-name="T75">3.1.1.2 Announcements</text:span></text:p>
      <text:p text:style-name="P22"><text:tab/><text:tab/>3.1.1.2.1 as SuperAdmin, Admin, Technician</text:p>
      <text:p text:style-name="P26"><text:tab/><text:tab/><text:tab/>3.1.1.2.1.1 Add Announcements </text:p>
      <text:p text:style-name="P31"><text:span text:style-name="T80"><text:tab/><text:tab/></text:span><text:span text:style-name="T96">3.1.1.2.1.1.1 Add Announcement -----------------------------------------</text:span></text:p>
      <text:p text:style-name="P40"><text:span text:style-name="T80"><text:tab/><text:tab/></text:span>3.1.1.2.1.1.2 Reset ----------------------------------------------------------</text:p>
      <text:p text:style-name="P40"><text:tab/><text:tab/>3.1.1.2.1.2 View Announcement ------------------------------------------</text:p>
      <text:p text:style-name="P40"><text:tab/><text:tab/>3.1.1.2.1.2.1 Delete Announcement --------------------------------------</text:p>
      <text:p text:style-name="P31"><text:tab/><text:tab/>3.1.1.2.2 as Client </text:p>
      <text:p text:style-name="P31"><text:tab/><text:tab/><text:span text:style-name="T74">3.1.1.</text:span><text:span text:style-name="T77">3</text:span><text:span text:style-name="T74"> </text:span><text:span text:style-name="T9">Job Requests</text:span></text:p>
      <text:p text:style-name="P21"><text:tab/><text:tab/>3.1.1.<text:span text:style-name="T81">3</text:span>.1 View List of Job Requests</text:p>
      <text:p text:style-name="P35"><text:tab/><text:tab/><text:span text:style-name="T95">3.1.1.</text:span><text:span text:style-name="T97">3</text:span><text:span text:style-name="T95">.1.1 View (According To Status) ----------------------------------</text:span></text:p>
      <text:p text:style-name="P36"><text:tab/><text:tab/><text:span text:style-name="T82">3.1.1.3.1.2 Search Jobs -----------------------------------------------------</text:span></text:p>
      <text:p text:style-name="P37"><text:tab/><text:tab/></text:p>
      <text:p text:style-name="P37"/>
      <text:p text:style-name="P37"/>
      <text:p text:style-name="P37"><text:soft-page-break/></text:p>
      <text:p text:style-name="P37"><text:tab/><text:tab/>3.1.1.<text:span text:style-name="T83">3</text:span>.1.<text:span text:style-name="T67">3</text:span> View Job Requests <text:s/>-------------------------------------------</text:p>
      <text:p text:style-name="P36"><text:tab/><text:tab/>3.1.1.<text:span text:style-name="T83">3</text:span>.1.<text:span text:style-name="T67">3</text:span>.1 Work(s) Done ------------------------------------------------</text:p>
      <text:p text:style-name="P36"><text:tab/><text:tab/>3.1.1.<text:span text:style-name="T83">3</text:span>.1.<text:span text:style-name="T67">3</text:span>.2 Materials Used ----------------------------------------------</text:p>
      <text:p text:style-name="P36"><text:tab/><text:tab/>3.1.1.<text:span text:style-name="T83">3</text:span>.1.<text:span text:style-name="T67">3</text:span>.3 Change Priority ----------------------------------------------</text:p>
      <text:p text:style-name="P25"><text:tab/><text:tab/><text:span text:style-name="T95">3.1.1.</text:span><text:span text:style-name="T98">3</text:span><text:span text:style-name="T95">.1.</text:span><text:span text:style-name="T99">3</text:span><text:span text:style-name="T95">.4 Mark as Done ------------------------------------------------</text:span></text:p>
      <text:p text:style-name="P10"><text:tab/><text:tab/>3.1.1.<text:span text:style-name="T84">3</text:span>.<text:span text:style-name="T85">1.4</text:span> Edit Job Description ----------------------------------------</text:p>
      <text:p text:style-name="P11"><text:tab/><text:tab/>3.1.1.<text:span text:style-name="T84">3</text:span>.1.<text:span text:style-name="T85">5</text:span> Cancel Job Request----------------------------------------</text:p>
      <text:p text:style-name="P11"><text:tab/><text:tab/>3.1.1.<text:span text:style-name="T84">3</text:span>.2. File A Job Request ----------------------------------------</text:p>
      <text:p text:style-name="P19"><text:tab/><text:tab/><text:span text:style-name="T74">3</text:span><text:span text:style-name="T29">.</text:span><text:span text:style-name="T74">1</text:span><text:span text:style-name="T29">.1.</text:span><text:span text:style-name="T30">4</text:span><text:span text:style-name="T29"> </text:span><text:span text:style-name="T86"><text:s/></text:span><text:span text:style-name="T74">View Schedule </text:span></text:p>
      <text:p text:style-name="P23"><text:span text:style-name="T4"><text:tab/><text:tab/>3.1.1.</text:span><text:span text:style-name="T10">4</text:span><text:span text:style-name="T4">.</text:span><text:span text:style-name="T11">1</text:span><text:span text:style-name="T4"> View Job Requests</text:span></text:p>
      <text:p text:style-name="P1"><text:tab/><text:tab/><text:span text:style-name="T95">3.1.1.</text:span><text:span text:style-name="T100">4</text:span><text:span text:style-name="T95">.1.</text:span><text:span text:style-name="T102">1</text:span><text:span text:style-name="T95"> Work(s) Done --------------------------------------------------</text:span></text:p>
      <text:p text:style-name="P11"><text:tab/><text:tab/>3.1.1.<text:span text:style-name="T84">4</text:span>.1.2 Materials Used ------------------------------------------------</text:p>
      <text:p text:style-name="P11"><text:tab/><text:tab/>3.1.1.<text:span text:style-name="T84">4</text:span>.1.<text:span text:style-name="T87">3</text:span> Change Priority ----------------------------------------</text:p>
      <text:p text:style-name="P1"><text:span text:style-name="T107"><text:tab/><text:tab/>3.1.1.</text:span><text:span text:style-name="T108">4</text:span><text:span text:style-name="T107">.1.4 Mark as Done ----------------------------------------</text:span></text:p>
      <text:p text:style-name="P20"><text:tab/><text:tab/><text:span text:style-name="T74">3.1.1.</text:span><text:span text:style-name="T78">5</text:span><text:span text:style-name="T74"> Generate Bill </text:span></text:p>
      <text:p text:style-name="P2"><text:s text:c="25"/><text:span text:style-name="T95">3.1.1.</text:span><text:span text:style-name="T100">5</text:span><text:span text:style-name="T95">.1 Generate </text:span><text:span text:style-name="T101">Bill </text:span><text:span text:style-name="T95">----------------------------------------</text:span></text:p>
      <text:p text:style-name="P3"><text:s text:c="2"/><text:tab/><text:tab/>3.1.1.<text:span text:style-name="T84">5</text:span>.<text:span text:style-name="T89">2</text:span> <text:span text:style-name="T88">Generate Job Request Form</text:span></text:p>
      <text:p text:style-name="P19"><text:tab/><text:tab/><text:span text:style-name="T74">3.1.1.</text:span><text:span text:style-name="T78">6</text:span><text:span text:style-name="T74"> Manage Application</text:span></text:p>
      <text:p text:style-name="P19"><text:tab/><text:tab/>3.1.1.<text:span text:style-name="T84">6</text:span>.<text:span text:style-name="T90">1</text:span> <text:span text:style-name="T90">User Logs</text:span></text:p>
      <text:p text:style-name="P4"><text:s text:c="25"/><text:span text:style-name="T95">3.1.1.</text:span><text:span text:style-name="T100">6</text:span><text:span text:style-name="T95">.1.1 View By Log In/Log Out/Job Actions </text:span><text:span text:style-name="T104">-----------------------</text:span></text:p>
      <text:p text:style-name="P14"><text:s text:c="25"/>3.1.1.<text:span text:style-name="T84">6</text:span>.1.2 View by User <text:span text:style-name="T109">---------------------------------------------------</text:span></text:p>
      <text:p text:style-name="P23"><text:tab/><text:tab/>3.1.1.<text:span text:style-name="T84">6</text:span>.<text:span text:style-name="T73">2</text:span> <text:span text:style-name="T69">Manage</text:span> Accounts</text:p>
      <text:p text:style-name="P5"><text:span text:style-name="T91"><text:s text:c="25"/></text:span><text:span text:style-name="T103">3.1.1.6.2.1 View by User Type </text:span><text:span text:style-name="T104">------------------------------------------------------</text:span></text:p>
      <text:p text:style-name="P12"><text:s text:c="25"/>3.1.1.<text:span text:style-name="T84">6</text:span>.<text:span text:style-name="T92">2</text:span>.1.<text:span text:style-name="T93">1 </text:span>Deactivate/<text:span text:style-name="T94">Activate</text:span> Account <text:span text:style-name="T109">-----------------------------------------</text:span></text:p>
      <text:p text:style-name="P12"><text:s text:c="25"/>3.1.1.<text:span text:style-name="T84">6</text:span>.<text:span text:style-name="T92">2</text:span>.<text:span text:style-name="T93">1.2</text:span> Reset User Password <text:span text:style-name="T109">--------------------------------------------------</text:span></text:p>
      <text:p text:style-name="P13"><text:tab/><text:tab/>3.1.1.<text:span text:style-name="T84">6.2.2</text:span> Create Account <text:span text:style-name="T109">-------------------------------------------------------------</text:span></text:p>
      <text:p text:style-name="P23"><text:tab/><text:tab/>3.1.1.<text:span text:style-name="T84">6</text:span>.<text:span text:style-name="T68">3</text:span> <text:span text:style-name="T69">Manage</text:span> <text:span text:style-name="T70">Work </text:span></text:p>
      <text:p text:style-name="P24"><text:tab/><text:tab/>3.1.1.<text:span text:style-name="T84">6</text:span>.<text:span text:style-name="T68">3</text:span>.1 Manage Selectable Work</text:p>
      <text:p text:style-name="P6"><text:s text:c="12"/><text:tab/><text:tab/><text:span text:style-name="T95">3.1.1.</text:span><text:span text:style-name="T100">6</text:span><text:span text:style-name="T95">.</text:span><text:span text:style-name="T105">3</text:span><text:span text:style-name="T95">.1.1 Edit Selectable Work Details --------------------------------------------</text:span></text:p>
      <text:p text:style-name="P15"><text:tab/><text:tab/>3.1.1.<text:span text:style-name="T84">6</text:span>.<text:span text:style-name="T68">3</text:span>.1.2.a Make Selectable Work Hidden ----------------------------------------</text:p>
      <text:p text:style-name="P15"><text:tab/><text:tab/>3.1.1.<text:span text:style-name="T84">6</text:span>.3.1.2.b Make Selectable Work Visible----------------------------------------</text:p>
      <text:p text:style-name="P17"><text:tab/><text:tab/>3.1.1.<text:span text:style-name="T84">6</text:span>.<text:span text:style-name="T68">3</text:span>.2 Add New Work -------------------------------------------------------------</text:p>
      <text:p text:style-name="P23"><text:tab/><text:tab/>3.1.1.<text:span text:style-name="T84">6</text:span>.<text:span text:style-name="T68">4</text:span> <text:span text:style-name="T69">Manage</text:span> <text:span text:style-name="T71">Materials</text:span></text:p>
      <text:p text:style-name="P24"><text:tab/><text:tab/>3.1.1.<text:span text:style-name="T84">6</text:span>.<text:span text:style-name="T68">4</text:span>.1 Manage Selectable Materials</text:p>
      <text:p text:style-name="P7"><text:tab/><text:tab/><text:span text:style-name="T95">3.1.1.</text:span><text:span text:style-name="T100">6</text:span><text:span text:style-name="T95">.</text:span><text:span text:style-name="T105">4</text:span><text:span text:style-name="T95">.1.1 Edit Selectable Materials Details </text:span><text:span text:style-name="T104">-------------------------------------</text:span></text:p>
      <text:p text:style-name="P16"><text:tab/><text:tab/>3.1.1.<text:span text:style-name="T84">6</text:span>.4.1.2.a Make Selectable Materials Hidden <text:span text:style-name="T109">---------------------------------</text:span></text:p>
      <text:p text:style-name="P16"><text:tab/><text:tab/>3.1.1.<text:span text:style-name="T84">6</text:span>.<text:span text:style-name="T68">4</text:span>.1.2.b Make Selectable Materials Visible <text:span text:style-name="T109">----------------------------------</text:span></text:p>
      <text:p text:style-name="P18"><text:tab/><text:tab/>3.1.1.<text:span text:style-name="T84">6</text:span>.<text:span text:style-name="T68">4</text:span>.2 Add New Materials <text:span text:style-name="T109">---------------------------------------------------------</text:span></text:p>
      <text:p text:style-name="P23"><text:tab/><text:tab/><text:span text:style-name="T74">3.1.1.</text:span><text:span text:style-name="T78">7</text:span><text:span text:style-name="T74"> My Account</text:span></text:p>
      <text:p text:style-name="P8"><text:tab/><text:tab/>3.1.1.<text:span text:style-name="T84">7</text:span>.1 Update Profile</text:p>
      <text:p text:style-name="P9"><text:tab/><text:tab/><text:span text:style-name="T95">3.1.1.</text:span><text:span text:style-name="T106">7</text:span><text:span text:style-name="T95">.2 Change Password </text:span><text:span text:style-name="T104">--------------------------------------------------------------</text:span></text:p>
      <text:p text:style-name="P8"><text:tab/><text:tab/><text:span text:style-name="T74">3.1.1.</text:span><text:span text:style-name="T79">8</text:span><text:span text:style-name="T74"> Log Out --------------------------------------------------------------------------</text:span></text:p>
      <text:p text:style-name="P42"><text:tab/><text:tab/><text:tab/><text:tab/></text:p>
      <text:p text:style-name="P42"/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FreeSans1" svg:font-family="FreeSans, Arial" style:font-family-generic="swiss"/>
    <style:font-face style:name="Noto Sans CJK SC Regular1" svg:font-family="'Noto Sans CJK SC Regular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>
      <style:paragraph-properties fo:margin-left="0cm" fo:margin-right="0cm" fo:margin-top="0.423cm" fo:margin-bottom="0.106cm" loext:contextual-spacing="false" fo:orphans="2" fo:widows="2" fo:hyphenation-ladder-count="no-limit" fo:text-indent="-1.3cm" style:auto-text-indent="false" style:vertical-align="baseline">
        <style:tab-stops>
          <style:tab-stop style:position="5.08cm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PH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left="2.54cm" fo:margin-right="0cm" fo:margin-top="0.423cm" fo:margin-bottom="0.106cm" loext:contextual-spacing="false" fo:text-indent="-1.27cm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name-asian="Noto Sans CJK SC Regular1" style:font-family-asian="'Noto Sans CJK SC Regular', 'Times New Roman'" style:font-pitch-asian="variable" style:font-size-asian="14pt" style:font-style-asian="italic" style:font-weight-asian="bold" style:font-name-complex="FreeSans1" style:font-family-complex="FreeSans, Arial" style:font-family-generic-complex="swiss" style:font-size-complex="14pt" style:font-style-complex="italic" style:font-weight-complex="bold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left="1.27cm" fo:margin-right="0cm" fo:margin-top="0.423cm" fo:margin-bottom="0.106cm" loext:contextual-spacing="false" fo:text-indent="-1.27c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name-asian="Noto Sans CJK SC Regular1" style:font-family-asian="'Noto Sans CJK SC Regular', 'Times New Roman'" style:font-pitch-asian="variable" style:font-size-asian="16pt" style:font-weight-asian="bold" style:font-name-complex="FreeSans1" style:font-family-complex="FreeSans, Arial" style:font-family-generic-complex="swiss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18:10.579044357</meta:creation-date>
    <dc:date>2016-07-18T09:39:56.708650536</dc:date>
    <meta:editing-duration>PT50M53S</meta:editing-duration>
    <meta:editing-cycles>9</meta:editing-cycles>
    <meta:generator>LibreOffice/5.1.3.2$Linux_X86_64 LibreOffice_project/10m0$Build-2</meta:generator>
    <meta:document-statistic meta:table-count="0" meta:image-count="0" meta:object-count="0" meta:page-count="2" meta:paragraph-count="87" meta:word-count="345" meta:character-count="5595" meta:non-whitespace-character-count="5001"/>
  </office:meta>
</office:document-meta>
</file>